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ssages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s.generateSaxFragment( ContentHandler contentHandler , Locale loca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Messages.validate( FormContext form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s.addMessage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s.addMessage( XMLizable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s.generateLabel( ContentHandler content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s.Messages( MessagesDefinition defini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ssages.readFromRequest( FormContext form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